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adornments="Normá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0bbfc1"/>
    </style:style>
    <style:style style:name="P3" style:family="paragraph" style:parent-style-name="Contents_20_1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4" style:family="paragraph" style:parent-style-name="text">
      <style:text-properties officeooo:rsid="000cc18c" officeooo:paragraph-rsid="000cc18c"/>
    </style:style>
    <style:style style:name="P5" style:family="paragraph" style:parent-style-name="text">
      <style:text-properties officeooo:rsid="000f421e" officeooo:paragraph-rsid="000f421e"/>
    </style:style>
    <style:style style:name="P6" style:family="paragraph" style:parent-style-name="text">
      <style:paragraph-properties style:writing-mode="lr-tb"/>
      <style:text-properties officeooo:rsid="000e692d" officeooo:paragraph-rsid="000e692d"/>
    </style:style>
    <style:style style:name="P7" style:family="paragraph" style:parent-style-name="Heading_20_1">
      <style:paragraph-properties fo:text-align="center" style:justify-single-word="false" fo:break-before="page"/>
      <style:text-properties officeooo:rsid="000bbfc1" officeooo:paragraph-rsid="000bbfc1"/>
    </style:style>
    <style:style style:name="P8" style:family="paragraph" style:parent-style-name="Heading_20_1">
      <style:paragraph-properties fo:text-align="center" style:justify-single-word="false" fo:break-before="page"/>
      <style:text-properties officeooo:rsid="000c8b35" officeooo:paragraph-rsid="000c8b35"/>
    </style:style>
    <style:style style:name="P9" style:family="paragraph" style:parent-style-name="Heading_20_1">
      <style:paragraph-properties fo:text-align="center" style:justify-single-word="false" fo:break-before="page"/>
      <style:text-properties officeooo:rsid="000e692d" officeooo:paragraph-rsid="000e692d"/>
    </style:style>
    <style:style style:name="P10" style:family="paragraph" style:parent-style-name="Heading_20_2">
      <style:text-properties officeooo:rsid="001082c3" officeooo:paragraph-rsid="001082c3"/>
    </style:style>
    <style:style style:name="P11" style:family="paragraph" style:parent-style-name="Heading_20_2">
      <style:text-properties officeooo:rsid="000e692d" officeooo:paragraph-rsid="000e692d"/>
    </style:style>
    <style:style style:name="P12" style:family="paragraph" style:parent-style-name="Heading_20_2">
      <style:text-properties officeooo:rsid="001f9ea6" officeooo:paragraph-rsid="001f9ea6"/>
    </style:style>
    <style:style style:name="P13" style:family="paragraph" style:parent-style-name="Heading_20_3">
      <style:text-properties officeooo:rsid="001f9ea6" officeooo:paragraph-rsid="001f9ea6"/>
    </style:style>
    <style:style style:name="P14" style:family="paragraph" style:parent-style-name="Heading_20_3">
      <style:text-properties officeooo:rsid="001fbd07" officeooo:paragraph-rsid="001fbd07"/>
    </style:style>
    <style:style style:name="P15" style:family="paragraph" style:parent-style-name="text">
      <style:paragraph-properties style:writing-mode="lr-tb"/>
      <style:text-properties fo:font-style="normal" officeooo:rsid="0012d996" officeooo:paragraph-rsid="0012d996" style:font-style-asian="normal" style:font-style-complex="normal"/>
    </style:style>
    <style:style style:name="P16" style:family="paragraph" style:parent-style-name="text">
      <style:paragraph-properties style:writing-mode="lr-tb"/>
      <style:text-properties fo:font-style="normal" officeooo:rsid="00148f9f" officeooo:paragraph-rsid="00149dd3" style:font-style-asian="normal" style:font-style-complex="normal"/>
    </style:style>
    <style:style style:name="P17" style:family="paragraph" style:parent-style-name="text" style:list-style-name="L1">
      <style:paragraph-properties style:writing-mode="lr-tb"/>
      <style:text-properties fo:font-style="normal" officeooo:rsid="00149dd3" officeooo:paragraph-rsid="00149dd3" style:font-style-asian="normal" style:font-style-complex="normal"/>
    </style:style>
    <style:style style:name="P18" style:family="paragraph" style:parent-style-name="text" style:list-style-name="L1">
      <style:paragraph-properties style:writing-mode="lr-tb"/>
      <style:text-properties fo:font-style="normal" officeooo:rsid="0015df2e" officeooo:paragraph-rsid="0015df2e" style:font-style-asian="normal" style:font-style-complex="normal"/>
    </style:style>
    <style:style style:name="P19" style:family="paragraph" style:parent-style-name="text">
      <style:paragraph-properties style:writing-mode="lr-tb"/>
      <style:text-properties officeooo:rsid="00175d87" officeooo:paragraph-rsid="00175d87"/>
    </style:style>
    <style:style style:name="P20" style:family="paragraph" style:parent-style-name="text">
      <style:paragraph-properties style:writing-mode="lr-tb"/>
      <style:text-properties officeooo:rsid="00191087" officeooo:paragraph-rsid="00191087"/>
    </style:style>
    <style:style style:name="P21" style:family="paragraph" style:parent-style-name="text" style:list-style-name="L2">
      <style:paragraph-properties style:writing-mode="lr-tb"/>
      <style:text-properties officeooo:rsid="002134a6" officeooo:paragraph-rsid="002134a6"/>
    </style:style>
    <style:style style:name="P22" style:family="paragraph" style:parent-style-name="text" style:list-style-name="L2">
      <style:paragraph-properties style:writing-mode="lr-tb"/>
      <style:text-properties officeooo:rsid="0022dd4b" officeooo:paragraph-rsid="0022dd4b"/>
    </style:style>
    <style:style style:name="P23" style:family="paragraph" style:parent-style-name="text" style:list-style-name="L2">
      <style:paragraph-properties style:writing-mode="lr-tb"/>
      <style:text-properties officeooo:rsid="00247b40" officeooo:paragraph-rsid="00247b40"/>
    </style:style>
    <style:style style:name="P24" style:family="paragraph" style:parent-style-name="text" style:list-style-name="L2">
      <style:paragraph-properties style:writing-mode="lr-tb"/>
      <style:text-properties officeooo:rsid="00266b2d" officeooo:paragraph-rsid="00266b2d"/>
    </style:style>
    <style:style style:name="P25" style:family="paragraph" style:parent-style-name="text">
      <style:text-properties officeooo:rsid="001082c3" officeooo:paragraph-rsid="001082c3"/>
    </style:style>
    <style:style style:name="P26" style:family="paragraph" style:parent-style-name="text">
      <style:text-properties officeooo:rsid="001f9ea6" officeooo:paragraph-rsid="001f9ea6"/>
    </style:style>
    <style:style style:name="P27" style:family="paragraph" style:parent-style-name="text">
      <style:text-properties officeooo:rsid="002134a6" officeooo:paragraph-rsid="002134a6"/>
    </style:style>
    <style:style style:name="T1" style:family="text">
      <style:text-properties officeooo:rsid="000f421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082c3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082c3" style:font-style-asian="normal" style:font-style-complex="normal"/>
    </style:style>
    <style:style style:name="T6" style:family="text">
      <style:text-properties officeooo:rsid="0012d996"/>
    </style:style>
    <style:style style:name="T7" style:family="text">
      <style:text-properties officeooo:rsid="00191087"/>
    </style:style>
    <style:style style:name="T8" style:family="text">
      <style:text-properties officeooo:rsid="001bd0ae"/>
    </style:style>
    <style:style style:name="T9" style:family="text">
      <style:text-properties officeooo:rsid="001dc30a"/>
    </style:style>
    <style:style style:name="T10" style:family="text">
      <style:text-properties officeooo:rsid="0022dd4b"/>
    </style:style>
    <style:style style:name="T11" style:family="text">
      <style:text-properties officeooo:rsid="00247b40"/>
    </style:style>
    <style:style style:name="T12" style:family="text">
      <style:text-properties officeooo:rsid="00266b2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rtalomjegyzék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rtalomjegyzék1_Head">
            <text:p text:style-name="Contents_20_Heading">Tartalomjegyzék</text:p>
          </text:index-title>
          <text:p text:style-name="P3"><text:a xlink:type="simple" xlink:href="#__RefHeading__105_1767454140" text:style-name="Index_20_Link" text:visited-style-name="Index_20_Link">Bevezetés<text:tab/>2</text:a></text:p>
          <text:p text:style-name="P3"><text:a xlink:type="simple" xlink:href="#__RefHeading__340_1767454140" text:style-name="Index_20_Link" text:visited-style-name="Index_20_Link">Felhasználói dokumentáció<text:tab/>3</text:a></text:p>
          <text:p text:style-name="P3"><text:a xlink:type="simple" xlink:href="#__RefHeading__342_1767454140" text:style-name="Index_20_Link" text:visited-style-name="Index_20_Link">Fejlesztői dokumentáció<text:tab/>4</text:a></text:p>
        </text:index-body>
      </text:table-of-content>
      <text:p text:style-name="P2"/>
      <text:h text:style-name="P7" text:outline-level="1"><text:bookmark-start text:name="__RefHeading__105_1767454140"/>Bevezetés<text:bookmark-end text:name="__RefHeading__105_1767454140"/></text:h>
      <text:p text:style-name="P19">Az assembly programnyelvek egyszerű, processzor-közeli utasításokból épülnek fel, amiket a számítógép hatékonyan végre tud hajtani, <text:span text:style-name="T7">viszont ennek a hatékonyságnak ára van: a program kódja már rövidebb programok esetén is nehezen olvashatóvá és értelmezhetővé válik.</text:span></text:p>
      <text:p text:style-name="P20">Jelen program feladata az, hogy egy assembly programkód futását szimulálja: <text:span text:style-name="T8">az utasításokat egyenként hajtja végre és minden lépés után a felhasználó számára kijelzi az aktuálisan tárolt adatokat: a regiszterek tartalmát, a változók tömbjét és a futásidejű vermet.</text:span></text:p>
      <text:h text:style-name="P8" text:outline-level="1"><text:bookmark-start text:name="__RefHeading__340_1767454140"/>Felhasználói dokumentáció<text:bookmark-end text:name="__RefHeading__340_1767454140"/></text:h>
      <text:h text:style-name="P10" text:outline-level="2">A program célja</text:h>
      <text:p text:style-name="P4">A program <text:span text:style-name="T9">beolvas egy</text:span> egy NASM assembly utasításokból álló <text:span text:style-name="T9">fájlt, annak a programnak </text:span>a futását szimulálja, <text:span text:style-name="T9">az</text:span>az <text:span text:style-name="T9">a</text:span> kódot lépésenként hajtja végre és minden lépés után kijelzi a regiszterekben, a változók tömbjében és a veremben eltárolt értékeket.</text:p>
      <text:h text:style-name="P10" text:outline-level="2">A felhasznált módszerek</text:h>
      <text:p text:style-name="P25">A program C++ nyelven íródott, a &lt;TODO&gt; grafikus felület Qt-val készült, az assembly kód kezdeti elemzése, valamint menet közbeni értelmezése flex által generált lexikus elemzőt, illetve bisonc++ által generált szintaktikus <text:span text:style-name="T6">és </text:span>szemantikus elemzőt használ.</text:p>
      <text:h text:style-name="P12" text:outline-level="2">Hardver követelmények</text:h>
      <text:p text:style-name="P26">&lt;TODO&gt;</text:p>
      <text:h text:style-name="P12" text:outline-level="2">Üzembe helyezés</text:h>
      <text:p text:style-name="P26">&lt;TODO&gt;</text:p>
      <text:h text:style-name="P12" text:outline-level="2">A program kezelése</text:h>
      <text:h text:style-name="P13" text:outline-level="3">Felhasználói felület</text:h>
      <text:p text:style-name="P27">&lt;TODO&gt;</text:p>
      <text:h text:style-name="P14" text:outline-level="3">A bemeneti fájlok szintaxisa</text:h>
      <text:p text:style-name="P27">A program az x86 NASM assembly szintaxisát használja fel alapvetően, viszont az utasításkészlet korlátozott.</text:p>
      <text:p text:style-name="P27">A szintaxis tehát a következő:</text:p>
      <text:list xml:id="list1822953942422529843" text:style-name="L2">
        <text:list-item>
          <text:p text:style-name="P21">&lt;szekciók&gt; -ból épül fel a program, egy szekció a következők valamelyike lehet:</text:p>
          <text:list>
            <text:list-item>
              <text:p text:style-name="P21">section .data</text:p>
              <text:list>
                <text:list-item>
                  <text:p text:style-name="P21">&lt;azonosító&gt;&lt;kettőspont&gt; &lt;db|dw|dd&gt; &lt;<text:span text:style-name="T11">kezdő értékek</text:span>&gt;</text:p>
                </text:list-item>
                <text:list-item>
                  <text:p text:style-name="P21">változók deklarálása, megadott kezdeti értékkel, <text:span text:style-name="T11">a későbbiekben </text:span><text:soft-page-break/><text:span text:style-name="T11">&lt;azonosító&gt; névvel lehet rájuk hivatkozni</text:span></text:p>
                </text:list-item>
                <text:list-item>
                  <text:p text:style-name="P23">a &lt;kezdő értékek&gt; számok (legalább egy) sorozata, közöttük vesszővel elválasztva</text:p>
                </text:list-item>
                <text:list-item>
                  <text:p text:style-name="P21">minden egyes számhoz ami a <text:span text:style-name="T12">&lt;kezdő értékek&gt;-ben</text:span> van <text:span text:style-name="T10">a méretjelölőtől függően</text:span> le lesz foglalva <text:span text:style-name="T10">1(db), 2(dw) vagy 4(dd) byte és az adott számra a felsorolásból lesz inicializálva a változó értéke</text:span></text:p>
                  <text:list>
                    <text:list-item>
                      <text:p text:style-name="P24">amennyiben a szám túl nagy (pl. 1000 nem fér el 1 byte-on), akkor a magas helyiértékek túlcsordulás miatt elvesznek, ekkor az alacsony helyiértékek nem maximumra, hanem a nekik megfelelő értékre inicializálódnak (fentebbi példa esetén: 1000 modulo 256 = 232-ra)</text:p>
                    </text:list-item>
                    <text:list-item>
                      <text:p text:style-name="P24">amennyiben a szám kicsi és nem tölti ki az összes megadott byteot, akkor kerülhetnek a magasabb helyiértékekre nullák (és a következő szám illetve változó nem csúszik előrébb)</text:p>
                    </text:list-item>
                    <text:list-item>
                      <text:p text:style-name="P24">pl: „x: dw 11, 66000” összesen 4 byteot foglal le x-nek, értékük helyiérték szerint növekvően 11, 0, 208, 1</text:p>
                    </text:list-item>
                  </text:list>
                </text:list-item>
              </text:list>
            </text:list-item>
            <text:list-item>
              <text:p text:style-name="P22">section .bss</text:p>
              <text:list>
                <text:list-item>
                  <text:p text:style-name="P22">&lt;azonosító&gt;&lt;kettőspont&gt; &lt;resb|resw|resd&gt; &lt;szám&gt;</text:p>
                </text:list-item>
                <text:list-item>
                  <text:p text:style-name="P22">változó deklarálása, minden byte 0-ra inicializálva</text:p>
                </text:list-item>
                <text:list-item>
                  <text:p text:style-name="P22">a legfoglalt byteok száma &lt;szám&gt; * a méretjelölő értéke (resb = 1, resw = 2, resd = 4)</text:p>
                  <text:list>
                    <text:list-item>
                      <text:p text:style-name="P23">pl. „x: resw 3” kifejezés x-nek 3 * 2 = 6 byteot foglal le</text:p>
                    </text:list-item>
                  </text:list>
                </text:list-item>
              </text:list>
            </text:list-item>
            <text:list-item>
              <text:p text:style-name="P22">section .text</text:p>
              <text:list>
                <text:list-item>
                  <text:p text:style-name="P22">&lt;utasítások <text:span text:style-name="T11">sorozata</text:span>&gt;</text:p>
                </text:list-item>
                <text:list-item>
                  <text:p text:style-name="P23">a szekció elején lehet „&lt;global&gt; &lt;azonosító&gt;” kifejezés, ez jelöli majd a program belépési pontját</text:p>
                  <text:list>
                    <text:list-item>
                      <text:p text:style-name="P23">pontosan egy helyen kell belépési pontot megjelölni, különben a program hibát jelez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">&lt;utasítás&gt;</text:p>
          <text:list>
            <text:list-item>
              <text:p text:style-name="P23"/>
            </text:list-item>
          </text:list>
        </text:list-item>
      </text:list>
      <text:h text:style-name="P9" text:outline-level="1"><text:bookmark-start text:name="__RefHeading__342_1767454140"/>Fejlesztői dokumentáció<text:bookmark-end text:name="__RefHeading__342_1767454140"/></text:h>
      <text:h text:style-name="P11" text:outline-level="2">A program feladata</text:h>
      <text:p text:style-name="P6">A program célja, hogy egy <text:span text:style-name="T1">x86</text:span> NASM assembly utasításokat használó programot utasításonként szimuláljon, azaz minden utasítás után megjelenítse, hogy a program milyen adatokat tárol a regiszterekben, a változókban és a futásidejű veremben.</text:p>
      <text:h text:style-name="P11" text:outline-level="2">Megkötések</text:h>
      <text:p text:style-name="P5">A program csak bizonyos utasítások felismerésére és végrehajtására képes, ezek a következők:</text:p>
      <text:p text:style-name="P5"><text:tab/><text:span text:style-name="T2">mov</text:span>, <text:span text:style-name="T2">add</text:span>, <text:span text:style-name="T2">sub</text:span>, <text:span text:style-name="T2">and</text:span>, <text:span text:style-name="T2">or</text:span>, <text:span text:style-name="T2">xor</text:span>, <text:span text:style-name="T2">cmp</text:span>, <text:span text:style-name="T2">inc</text:span>, <text:span text:style-name="T2">dec</text:span>, <text:span text:style-name="T2">not</text:span>, <text:span text:style-name="T2">mul</text:span>, <text:span text:style-name="T2">div</text:span>, <text:span text:style-name="T2">push</text:span>, <text:span text:style-name="T2">pop</text:span>, <text:span text:style-name="T2">jmp</text:span>, <text:span text:style-name="T2">ja</text:span>, <text:span text:style-name="T2">jb</text:span>, <text:span text:style-name="T2">je</text:span>, <text:span text:style-name="T2">jz</text:span><text:span text:style-name="T4">,</text:span> <text:span text:style-name="T2">jna</text:span>, <text:span text:style-name="T2">jnb</text:span>, <text:span text:style-name="T2">jne</text:span>, <text:span text:style-name="T2">jnz</text:span>, <text:span text:style-name="T2">call</text:span>, <text:span text:style-name="T2">ret</text:span>;</text:p>
      <text:p text:style-name="P5">valamint csak bizonyos regisztereket kezel:</text:p>
      <text:p text:style-name="P5"><text:tab/><text:span text:style-name="T2">eax</text:span>, <text:span text:style-name="T2">ebx</text:span>, <text:span text:style-name="T2">ecx</text:span>, <text:span text:style-name="T2">edx</text:span>, <text:span text:style-name="T2">ax</text:span>, <text:span text:style-name="T2">bx</text:span>, <text:span text:style-name="T2">cx</text:span><text:span text:style-name="T4">,</text:span> <text:span text:style-name="T2">dx</text:span><text:span text:style-name="T4">,</text:span> <text:span text:style-name="T2">ah</text:span>, <text:span text:style-name="T2">al</text:span>, <text:span text:style-name="T2">bh</text:span>, <text:span text:style-name="T2">bl</text:span>, <text:span text:style-name="T2">ch</text:span>, <text:span text:style-name="T2">cl</text:span>, <text:span text:style-name="T2">dh</text:span>, <text:span text:style-name="T2">dl</text:span><text:span text:style-name="T3">i</text:span><text:span text:style-name="T2"> </text:span><text:span text:style-name="T3">esp</text:span><text:span text:style-name="T5">,</text:span><text:span text:style-name="T3"> ebp</text:span><text:span text:style-name="T5">, </text:span><text:span text:style-name="T3">sp</text:span><text:span text:style-name="T5">, </text:span><text:span text:style-name="T3">bp</text:span><text:span text:style-name="T5">.</text:span></text:p>
      <text:p text:style-name="P15">Ezek mellett a szokásos módon lehet változókat deklarálni és inicializálni, belépési módot megadni, sor végéig kommentet írni (amit a szimuláció figyelmen kívül hagy), illetve címkéket elhelyezni (amikhez az ugró utasítás léptetheti a végrehajtást).</text:p>
      <text:p text:style-name="P16">A könnyebb használat érdekében bizonyos helyeken nagyobb szabadságot adunk a felhasználónak:</text:p>
      <text:list xml:id="list6969412884666087220" text:style-name="L1">
        <text:list-item>
          <text:p text:style-name="P17">van lehetőség arra, hogy egy utasításnak mindkét argumentuma memória-hivatkozás legyen (normál esetben legfeljebb az egyik lehet az, a másiknak mindenképp regiszternek vagy konstansnak kell lennie)</text:p>
        </text:list-item>
        <text:list-item>
          <text:p text:style-name="P18">amikor valamilyen konstans szám-értéket akar a programban megadni, lehetőség van arra, hogy aritmetikai műveletek sorozatával adja meg</text:p>
          <text:list>
            <text:list-item>
              <text:p text:style-name="P18">pl: mov eax, 256 * 256 * 4 + 256 * 11 + 37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adornments="Normá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hu" fo:country="H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.002cm" style:type="right"/>
        </style:tab-stops>
      </style:paragraph-properties>
    </style:style>
    <style:style style:name="text" style:family="paragraph" style:parent-style-name="Text_20_body" style:class="text" style:master-page-name="">
      <style:paragraph-properties fo:margin-top="0cm" fo:margin-bottom="0cm" loext:contextual-spacing="false" fo:line-height="150%" fo:text-align="justify" style:justify-single-word="false" style:page-number="auto" fo:background-color="transparent" style:shadow="none" style:writing-mode="page">
        <style:tab-stops/>
        <style:background-image/>
      </style:paragraph-properties>
      <style:text-properties style:font-name="Arial" fo:font-family="Arial" style:font-style-name="Normál" style:font-family-generic="swiss" style:font-pitch="variable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.499cm" fo:margin-bottom="2.499cm" fo:margin-left="3.5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  <style:footer-left>
        <text:p text:style-name="Footer"><text:page-number text:select-page="current">4</text:page-number></text:p>
      </style:footer-lef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9T17:03:32.863000000</meta:creation-date>
    <dc:date>2016-05-10T22:13:47.405000000</dc:date>
    <meta:editing-duration>PT3H39M53S</meta:editing-duration>
    <meta:editing-cycles>13</meta:editing-cycles>
    <meta:generator>LibreOffice/4.3.2.2$Windows_x86 LibreOffice_project/edfb5295ba211bd31ad47d0bad0118690f76407d</meta:generator>
    <meta:document-statistic meta:table-count="0" meta:image-count="0" meta:object-count="0" meta:page-count="5" meta:paragraph-count="57" meta:word-count="649" meta:character-count="4350" meta:non-whitespace-character-count="3778"/>
  </office:meta>
</office:document-meta>
</file>